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3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0.878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595cm"/>
    </style:style>
    <style:style style:name="co6" style:family="table-column">
      <style:table-column-properties fo:break-before="auto" style:column-width="2.369cm"/>
    </style:style>
    <style:style style:name="co7" style:family="table-column">
      <style:table-column-properties fo:break-before="auto" style:column-width="1.769cm"/>
    </style:style>
    <style:style style:name="co8" style:family="table-column">
      <style:table-column-properties fo:break-before="auto" style:column-width="1.143cm"/>
    </style:style>
    <style:style style:name="co9" style:family="table-column">
      <style:table-column-properties fo:break-before="auto" style:column-width="2.233cm"/>
    </style:style>
    <style:style style:name="co10" style:family="table-column">
      <style:table-column-properties fo:break-before="auto" style:column-width="1.743cm"/>
    </style:style>
    <style:style style:name="co11" style:family="table-column">
      <style:table-column-properties fo:break-before="auto" style:column-width="2.05cm"/>
    </style:style>
    <style:style style:name="co12" style:family="table-column">
      <style:table-column-properties fo:break-before="auto" style:column-width="1.96cm"/>
    </style:style>
    <style:style style:name="co13" style:family="table-column">
      <style:table-column-properties fo:break-before="auto" style:column-width="1.633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3.004cm"/>
    </style:style>
    <style:style style:name="co16" style:family="table-column">
      <style:table-column-properties fo:break-before="auto" style:column-width="1.034cm"/>
    </style:style>
    <style:style style:name="co17" style:family="table-column">
      <style:table-column-properties fo:break-before="auto" style:column-width="1.252cm"/>
    </style:style>
    <style:style style:name="co18" style:family="table-column">
      <style:table-column-properties fo:break-before="auto" style:column-width="1.169cm"/>
    </style:style>
    <style:style style:name="co19" style:family="table-column">
      <style:table-column-properties fo:break-before="auto" style:column-width="1.224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815cm" fo:break-before="auto" style:use-optimal-row-height="fals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20" table:number-columns-repeated="1001" table:default-cell-style-name="Default"/>
        <table:table-row table:style-name="ro1">
          <table:table-cell table:style-name="ce1" office:value-type="string" table:number-columns-spanned="16" table:number-rows-spanned="1">
            <text:p>Results of experiments with maxout convolution layers ordered by validation accuracy (2 maxoutconvc01b layers + 1 softmax)</text:p>
          </table:table-cell>
          <table:covered-table-cell table:number-columns-repeated="15" table:style-name="ce2"/>
          <table:table-cell table:style-name="ce2" table:number-columns-repeated="1008"/>
        </table:table-row>
        <table:table-row table:style-name="ro2">
          <table:table-cell table:style-name="ce2" office:value-type="string">
            <text:p>config_id</text:p>
          </table:table-cell>
          <table:table-cell table:style-name="ce2" office:value-type="string">
            <text:p>Epoch @ optimum</text:p>
          </table:table-cell>
          <table:table-cell table:style-name="ce2" office:value-type="string">
            <text:p>end epoch</text:p>
          </table:table-cell>
          <table:table-cell table:style-name="ce2" office:value-type="string">
            <text:p>Accuracy @ optimum</text:p>
          </table:table-cell>
          <table:table-cell table:style-name="ce2" office:value-type="string">
            <text:p>Final accuracy</text:p>
          </table:table-cell>
          <table:table-cell table:style-name="ce2" office:value-type="string">
            <text:p>Train error @ optimum</text:p>
          </table:table-cell>
          <table:table-cell table:style-name="ce2" office:value-type="string">
            <text:p>Final train error</text:p>
          </table:table-cell>
          <table:table-cell table:style-name="ce2" office:value-type="string">
            <text:p>Batch size</text:p>
          </table:table-cell>
          <table:table-cell table:style-name="ce2" office:value-type="string">
            <text:p>momentum</text:p>
          </table:table-cell>
          <table:table-cell table:style-name="ce2" office:value-type="string">
            <text:p>Learning rate</text:p>
          </table:table-cell>
          <table:table-cell table:style-name="ce2" office:value-type="string">
            <text:p>layer_id array</text:p>
          </table:table-cell>
          <table:table-cell table:style-name="ce2" office:value-type="string">
            <text:p>Dropout <text:s/>include probs</text:p>
          </table:table-cell>
          <table:table-cell table:style-name="ce2" office:value-type="string">
            <text:p>Dropout input include prob</text:p>
          </table:table-cell>
          <table:table-cell table:style-name="ce2" office:value-type="string">
            <text:p>Weight decay</text:p>
          </table:table-cell>
          <table:table-cell table:style-name="ce2" office:value-type="string">
            <text:p>layer_class</text:p>
          </table:table-cell>
          <table:table-cell table:style-name="ce2" office:value-type="string">
            <text:p>Num channels</text:p>
          </table:table-cell>
          <table:table-cell table:style-name="ce2" office:value-type="string">
            <text:p>Num pieces</text:p>
          </table:table-cell>
          <table:table-cell table:style-name="ce2" office:value-type="string">
            <text:p>Kernel width</text:p>
          </table:table-cell>
          <table:table-cell table:style-name="ce2" office:value-type="string">
            <text:p>Pool width</text:p>
          </table:table-cell>
          <table:table-cell table:style-name="ce2" office:value-type="string">
            <text:p>Pool stride</text:p>
          </table:table-cell>
          <table:table-cell table:style-name="ce2" office:value-type="string">
            <text:p>irange</text:p>
          </table:table-cell>
          <table:table-cell table:style-name="ce2" office:value-type="string">
            <text:p>pad</text:p>
          </table:table-cell>
          <table:table-cell table:style-name="ce2" office:value-type="string">
            <text:p>Max kernel norm</text:p>
          </table:table-cell>
          <table:table-cell table:style-name="ce2" table:number-columns-repeated="1001"/>
        </table:table-row>
        <table:table-row table:style-name="ro3">
          <table:table-cell table:style-name="ce3" office:value-type="float" office:value="1280">
            <text:p>1280</text:p>
          </table:table-cell>
          <table:table-cell office:value-type="float" office:value="126">
            <text:p>126</text:p>
          </table:table-cell>
          <table:table-cell office:value-type="float" office:value="146">
            <text:p>146</text:p>
          </table:table-cell>
          <table:table-cell office:value-type="float" office:value="0.837891">
            <text:p>0.837891</text:p>
          </table:table-cell>
          <table:table-cell office:value-type="float" office:value="0.830078">
            <text:p>0.830078</text:p>
          </table:table-cell>
          <table:table-cell office:value-type="float" office:value="0.110491">
            <text:p>0.110491</text:p>
          </table:table-cell>
          <table:table-cell office:value-type="float" office:value="0.0970981">
            <text:p>0.0970981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001">
            <text:p>0.0001</text:p>
          </table:table-cell>
          <table:table-cell office:value-type="string">
            <text:p>{215,223,3}</text:p>
          </table:table-cell>
          <table:table-cell office:value-type="string">
            <text:p>{0.5,0.5,1}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outconvc01b</text:p>
          </table:table-cell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4">
          <table:table-cell office:value-type="float" office:value="1294">
            <text:p>1294</text:p>
          </table:table-cell>
          <table:table-cell office:value-type="float" office:value="114">
            <text:p>114</text:p>
          </table:table-cell>
          <table:table-cell office:value-type="float" office:value="134">
            <text:p>134</text:p>
          </table:table-cell>
          <table:table-cell office:value-type="float" office:value="0.820312">
            <text:p>0.820312</text:p>
          </table:table-cell>
          <table:table-cell office:value-type="float" office:value="0.8125">
            <text:p>0.8125</text:p>
          </table:table-cell>
          <table:table-cell office:value-type="float" office:value="0.147321">
            <text:p>0.147321</text:p>
          </table:table-cell>
          <table:table-cell office:value-type="float" office:value="0.133091">
            <text:p>0.133091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001">
            <text:p>0.0001</text:p>
          </table:table-cell>
          <table:table-cell office:value-type="string">
            <text:p>{222,230,3}</text:p>
          </table:table-cell>
          <table:table-cell office:value-type="string">
            <text:p>{0.5,0.5,1}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outconvc01b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4">
          <table:table-cell office:value-type="float" office:value="1259">
            <text:p>1259</text:p>
          </table:table-cell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0.798828">
            <text:p>0.798828</text:p>
          </table:table-cell>
          <table:table-cell office:value-type="float" office:value="0.587891">
            <text:p>0.587891</text:p>
          </table:table-cell>
          <table:table-cell office:value-type="float" office:value="0.187221">
            <text:p>0.187221</text:p>
          </table:table-cell>
          <table:table-cell office:value-type="float" office:value="0.379465">
            <text:p>0.379465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001">
            <text:p>0.0001</text:p>
          </table:table-cell>
          <table:table-cell office:value-type="string">
            <text:p>{188,204,3}</text:p>
          </table:table-cell>
          <table:table-cell office:value-type="string">
            <text:p>{0.5,0.5,1}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outconvc01b</text:p>
          </table:table-cell>
          <table:table-cell office:value-type="float" office:value="64">
            <text:p>6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4">
          <table:table-cell office:value-type="float" office:value="1249">
            <text:p>1249</text:p>
          </table:table-cell>
          <table:table-cell office:value-type="float" office:value="68">
            <text:p>68</text:p>
          </table:table-cell>
          <table:table-cell office:value-type="float" office:value="108">
            <text:p>108</text:p>
          </table:table-cell>
          <table:table-cell office:value-type="float" office:value="0.794922">
            <text:p>0.794922</text:p>
          </table:table-cell>
          <table:table-cell office:value-type="float" office:value="0.755859">
            <text:p>0.755859</text:p>
          </table:table-cell>
          <table:table-cell office:value-type="float" office:value="0.189732">
            <text:p>0.189732</text:p>
          </table:table-cell>
          <table:table-cell office:value-type="float" office:value="0.215681">
            <text:p>0.215681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001">
            <text:p>0.0001</text:p>
          </table:table-cell>
          <table:table-cell office:value-type="string">
            <text:p>{183,199,3}</text:p>
          </table:table-cell>
          <table:table-cell office:value-type="string">
            <text:p>{0.5,0.5,1}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outconvc01b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4">
          <table:table-cell office:value-type="float" office:value="1282">
            <text:p>1282</text:p>
          </table:table-cell>
          <table:table-cell office:value-type="float" office:value="75">
            <text:p>75</text:p>
          </table:table-cell>
          <table:table-cell office:value-type="float" office:value="88">
            <text:p>88</text:p>
          </table:table-cell>
          <table:table-cell office:value-type="float" office:value="0.787109">
            <text:p>0.787109</text:p>
          </table:table-cell>
          <table:table-cell office:value-type="float" office:value="0.773438">
            <text:p>0.773438</text:p>
          </table:table-cell>
          <table:table-cell office:value-type="float" office:value="0.200335">
            <text:p>0.200335</text:p>
          </table:table-cell>
          <table:table-cell office:value-type="float" office:value="0.192801">
            <text:p>0.192801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001">
            <text:p>0.0001</text:p>
          </table:table-cell>
          <table:table-cell office:value-type="string">
            <text:p>{216,224,3}</text:p>
          </table:table-cell>
          <table:table-cell office:value-type="string">
            <text:p>{0.5,0.5,1}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outconvc01b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4">
          <table:table-cell office:value-type="float" office:value="1257">
            <text:p>1257</text:p>
          </table:table-cell>
          <table:table-cell office:value-type="float" office:value="33">
            <text:p>33</text:p>
          </table:table-cell>
          <table:table-cell office:value-type="float" office:value="73">
            <text:p>73</text:p>
          </table:table-cell>
          <table:table-cell office:value-type="float" office:value="0.775391">
            <text:p>0.775391</text:p>
          </table:table-cell>
          <table:table-cell office:value-type="float" office:value="0.677734">
            <text:p>0.677734</text:p>
          </table:table-cell>
          <table:table-cell office:value-type="float" office:value="0.205357">
            <text:p>0.205357</text:p>
          </table:table-cell>
          <table:table-cell office:value-type="float" office:value="0.295201">
            <text:p>0.295201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001">
            <text:p>0.0001</text:p>
          </table:table-cell>
          <table:table-cell office:value-type="string">
            <text:p>{187,203,3}</text:p>
          </table:table-cell>
          <table:table-cell office:value-type="string">
            <text:p>{0.5,0.5,1}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outconvc01b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4">
          <table:table-cell office:value-type="float" office:value="1288">
            <text:p>1288</text:p>
          </table:table-cell>
          <table:table-cell office:value-type="float" office:value="56">
            <text:p>56</text:p>
          </table:table-cell>
          <table:table-cell office:value-type="float" office:value="76">
            <text:p>76</text:p>
          </table:table-cell>
          <table:table-cell office:value-type="float" office:value="0.759766">
            <text:p>0.759766</text:p>
          </table:table-cell>
          <table:table-cell office:value-type="float" office:value="0.744141">
            <text:p>0.744141</text:p>
          </table:table-cell>
          <table:table-cell office:value-type="float" office:value="0.23856">
            <text:p>0.23856</text:p>
          </table:table-cell>
          <table:table-cell office:value-type="float" office:value="0.230748">
            <text:p>0.230748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001">
            <text:p>0.0001</text:p>
          </table:table-cell>
          <table:table-cell office:value-type="string">
            <text:p>{219,227,3}</text:p>
          </table:table-cell>
          <table:table-cell office:value-type="string">
            <text:p>{0.5,0.5,1}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outconvc01b</text:p>
          </table:table-cell>
          <table:table-cell office:value-type="float" office:value="64">
            <text:p>6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4">
          <table:table-cell office:value-type="float" office:value="1267">
            <text:p>1267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0.712891">
            <text:p>0.712891</text:p>
          </table:table-cell>
          <table:table-cell office:value-type="float" office:value="0.662109">
            <text:p>0.662109</text:p>
          </table:table-cell>
          <table:table-cell office:value-type="float" office:value="0.272601">
            <text:p>0.272601</text:p>
          </table:table-cell>
          <table:table-cell office:value-type="float" office:value="0.305804">
            <text:p>0.305804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001">
            <text:p>0.0001</text:p>
          </table:table-cell>
          <table:table-cell office:value-type="string">
            <text:p>{192,208,3}</text:p>
          </table:table-cell>
          <table:table-cell office:value-type="string">
            <text:p>{0.5,0.5,1}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outconvc01b</text:p>
          </table:table-cell>
          <table:table-cell office:value-type="float" office:value="96">
            <text:p>9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4">
          <table:table-cell office:value-type="float" office:value="1256">
            <text:p>1256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0.603516">
            <text:p>0.603516</text:p>
          </table:table-cell>
          <table:table-cell office:value-type="float" office:value="0.277344">
            <text:p>0.277344</text:p>
          </table:table-cell>
          <table:table-cell office:value-type="float" office:value="0.375558">
            <text:p>0.375558</text:p>
          </table:table-cell>
          <table:table-cell office:value-type="float" office:value="0.736329">
            <text:p>0.736329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01">
            <text:p>0.001</text:p>
          </table:table-cell>
          <table:table-cell office:value-type="string">
            <text:p>{187,203,3}</text:p>
          </table:table-cell>
          <table:table-cell office:value-type="string">
            <text:p>{0.5,0.5,1}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outconvc01b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4">
          <table:table-cell office:value-type="float" office:value="1250">
            <text:p>1250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0.595703">
            <text:p>0.595703</text:p>
          </table:table-cell>
          <table:table-cell office:value-type="float" office:value="0.144531">
            <text:p>0.144531</text:p>
          </table:table-cell>
          <table:table-cell office:value-type="float" office:value="0.39788">
            <text:p>0.39788</text:p>
          </table:table-cell>
          <table:table-cell office:value-type="float" office:value="0.865792">
            <text:p>0.865792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01">
            <text:p>0.001</text:p>
          </table:table-cell>
          <table:table-cell office:value-type="string">
            <text:p>{184,200,3}</text:p>
          </table:table-cell>
          <table:table-cell office:value-type="string">
            <text:p>{0.5,0.5,1}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outconvc01b</text:p>
          </table:table-cell>
          <table:table-cell office:value-type="float" office:value="64">
            <text:p>6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4">
          <table:table-cell office:value-type="float" office:value="1258">
            <text:p>1258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0.595703">
            <text:p>0.595703</text:p>
          </table:table-cell>
          <table:table-cell office:value-type="float" office:value="0.294922">
            <text:p>0.294922</text:p>
          </table:table-cell>
          <table:table-cell office:value-type="float" office:value="0.39788">
            <text:p>0.39788</text:p>
          </table:table-cell>
          <table:table-cell office:value-type="float" office:value="0.734097">
            <text:p>0.734097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01">
            <text:p>0.001</text:p>
          </table:table-cell>
          <table:table-cell office:value-type="string">
            <text:p>{188,204,3}</text:p>
          </table:table-cell>
          <table:table-cell office:value-type="string">
            <text:p>{0.5,0.5,1}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outconvc01b</text:p>
          </table:table-cell>
          <table:table-cell office:value-type="float" office:value="64">
            <text:p>6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4">
          <table:table-cell office:value-type="float" office:value="1248">
            <text:p>1248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0.59375">
            <text:p>0.59375</text:p>
          </table:table-cell>
          <table:table-cell office:value-type="float" office:value="0.189453">
            <text:p>0.189453</text:p>
          </table:table-cell>
          <table:table-cell office:value-type="float" office:value="0.389788">
            <text:p>0.389788</text:p>
          </table:table-cell>
          <table:table-cell office:value-type="float" office:value="0.81836">
            <text:p>0.81836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01">
            <text:p>0.001</text:p>
          </table:table-cell>
          <table:table-cell office:value-type="string">
            <text:p>{183,199,3}</text:p>
          </table:table-cell>
          <table:table-cell office:value-type="string">
            <text:p>{0.5,0.5,1}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outconvc01b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4">
          <table:table-cell office:value-type="float" office:value="1252">
            <text:p>1252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0.585938">
            <text:p>0.585938</text:p>
          </table:table-cell>
          <table:table-cell office:value-type="float" office:value="0.160156">
            <text:p>0.160156</text:p>
          </table:table-cell>
          <table:table-cell office:value-type="float" office:value="0.387835">
            <text:p>0.387835</text:p>
          </table:table-cell>
          <table:table-cell office:value-type="float" office:value="0.848214">
            <text:p>0.848214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01">
            <text:p>0.001</text:p>
          </table:table-cell>
          <table:table-cell office:value-type="string">
            <text:p>{185,201,3}</text:p>
          </table:table-cell>
          <table:table-cell office:value-type="string">
            <text:p>{0.5,0.5,1}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outconvc01b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4">
          <table:table-cell office:value-type="float" office:value="1260">
            <text:p>1260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0.5625">
            <text:p>0.5625</text:p>
          </table:table-cell>
          <table:table-cell office:value-type="float" office:value="0.185547">
            <text:p>0.185547</text:p>
          </table:table-cell>
          <table:table-cell office:value-type="float" office:value="0.420201">
            <text:p>0.420201</text:p>
          </table:table-cell>
          <table:table-cell office:value-type="float" office:value="0.809989">
            <text:p>0.809989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01">
            <text:p>0.001</text:p>
          </table:table-cell>
          <table:table-cell office:value-type="string">
            <text:p>{189,205,3}</text:p>
          </table:table-cell>
          <table:table-cell office:value-type="string">
            <text:p>{0.5,0.5,1}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outconvc01b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4">
          <table:table-cell office:value-type="float" office:value="1261">
            <text:p>1261</text:p>
          </table:table-cell>
          <table:table-cell office:value-type="float" office:value="43">
            <text:p>43</text:p>
          </table:table-cell>
          <table:table-cell office:value-type="float" office:value="83">
            <text:p>83</text:p>
          </table:table-cell>
          <table:table-cell office:value-type="float" office:value="0.544922">
            <text:p>0.544922</text:p>
          </table:table-cell>
          <table:table-cell office:value-type="float" office:value="0.408203">
            <text:p>0.408203</text:p>
          </table:table-cell>
          <table:table-cell office:value-type="float" office:value="0.472656">
            <text:p>0.472656</text:p>
          </table:table-cell>
          <table:table-cell office:value-type="float" office:value="0.593192">
            <text:p>0.593192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001">
            <text:p>0.0001</text:p>
          </table:table-cell>
          <table:table-cell office:value-type="string">
            <text:p>{189,205,3}</text:p>
          </table:table-cell>
          <table:table-cell office:value-type="string">
            <text:p>{0.5,0.5,1}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outconvc01b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4">
          <table:table-cell office:value-type="float" office:value="1254">
            <text:p>1254</text:p>
          </table:table-cell>
          <table:table-cell office:value-type="float" office:value="8">
            <text:p>8</text:p>
          </table:table-cell>
          <table:table-cell office:value-type="float" office:value="48">
            <text:p>48</text:p>
          </table:table-cell>
          <table:table-cell office:value-type="float" office:value="0.541016">
            <text:p>0.541016</text:p>
          </table:table-cell>
          <table:table-cell office:value-type="float" office:value="0.101562">
            <text:p>0.101562</text:p>
          </table:table-cell>
          <table:table-cell office:value-type="float" office:value="0.446708">
            <text:p>0.446708</text:p>
          </table:table-cell>
          <table:table-cell office:value-type="float" office:value="0.893694">
            <text:p>0.893694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01">
            <text:p>0.001</text:p>
          </table:table-cell>
          <table:table-cell office:value-type="string">
            <text:p>{186,202,3}</text:p>
          </table:table-cell>
          <table:table-cell office:value-type="string">
            <text:p>{0.5,0.5,1}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outconvc01b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4">
          <table:table-cell office:value-type="float" office:value="1263">
            <text:p>1263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0.541016">
            <text:p>0.541016</text:p>
          </table:table-cell>
          <table:table-cell office:value-type="float" office:value="0.138672">
            <text:p>0.138672</text:p>
          </table:table-cell>
          <table:table-cell office:value-type="float" office:value="0.455078">
            <text:p>0.455078</text:p>
          </table:table-cell>
          <table:table-cell office:value-type="float" office:value="0.816686">
            <text:p>0.816686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001">
            <text:p>0.0001</text:p>
          </table:table-cell>
          <table:table-cell office:value-type="string">
            <text:p>{190,206,3}</text:p>
          </table:table-cell>
          <table:table-cell office:value-type="string">
            <text:p>{0.5,0.5,1}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outconvc01b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4">
          <table:table-cell office:value-type="float" office:value="1255">
            <text:p>1255</text:p>
          </table:table-cell>
          <table:table-cell office:value-type="float" office:value="33">
            <text:p>33</text:p>
          </table:table-cell>
          <table:table-cell office:value-type="float" office:value="73">
            <text:p>73</text:p>
          </table:table-cell>
          <table:table-cell office:value-type="float" office:value="0.53125">
            <text:p>0.53125</text:p>
          </table:table-cell>
          <table:table-cell office:value-type="float" office:value="0.433594">
            <text:p>0.433594</text:p>
          </table:table-cell>
          <table:table-cell office:value-type="float" office:value="0.478237">
            <text:p>0.478237</text:p>
          </table:table-cell>
          <table:table-cell office:value-type="float" office:value="0.544922">
            <text:p>0.544922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001">
            <text:p>0.0001</text:p>
          </table:table-cell>
          <table:table-cell office:value-type="string">
            <text:p>{186,202,3}</text:p>
          </table:table-cell>
          <table:table-cell office:value-type="string">
            <text:p>{0.5,0.5,1}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outconvc01b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4">
          <table:table-cell office:value-type="float" office:value="1262">
            <text:p>1262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0.529297">
            <text:p>0.529297</text:p>
          </table:table-cell>
          <table:table-cell office:value-type="float" office:value="0.199219">
            <text:p>0.199219</text:p>
          </table:table-cell>
          <table:table-cell office:value-type="float" office:value="0.469029">
            <text:p>0.469029</text:p>
          </table:table-cell>
          <table:table-cell office:value-type="float" office:value="0.817523">
            <text:p>0.817523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01">
            <text:p>0.001</text:p>
          </table:table-cell>
          <table:table-cell office:value-type="string">
            <text:p>{190,206,3}</text:p>
          </table:table-cell>
          <table:table-cell office:value-type="string">
            <text:p>{0.5,0.5,1}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outconvc01b</text:p>
          </table:table-cell>
          <table:table-cell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4">
          <table:table-cell office:value-type="float" office:value="1253">
            <text:p>1253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0.515625">
            <text:p>0.515625</text:p>
          </table:table-cell>
          <table:table-cell office:value-type="float" office:value="0.476562">
            <text:p>0.476562</text:p>
          </table:table-cell>
          <table:table-cell office:value-type="float" office:value="0.480469">
            <text:p>0.480469</text:p>
          </table:table-cell>
          <table:table-cell office:value-type="float" office:value="0.513951">
            <text:p>0.513951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001">
            <text:p>0.0001</text:p>
          </table:table-cell>
          <table:table-cell office:value-type="string">
            <text:p>{185,201,3}</text:p>
          </table:table-cell>
          <table:table-cell office:value-type="string">
            <text:p>{0.5,0.5,1}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outconvc01b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4">
          <table:table-cell office:value-type="float" office:value="1284">
            <text:p>128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228516">
            <text:p>0.228516</text:p>
          </table:table-cell>
          <table:table-cell table:number-columns-repeated="2" office:value-type="float" office:value="0.799666">
            <text:p>0.799666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001">
            <text:p>0.0001</text:p>
          </table:table-cell>
          <table:table-cell office:value-type="string">
            <text:p>{217,225,3}</text:p>
          </table:table-cell>
          <table:table-cell office:value-type="string">
            <text:p>{0.5,0.5,1}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outconvc01b</text:p>
          </table:table-cell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4">
          <table:table-cell office:value-type="float" office:value="1281">
            <text:p>128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228516">
            <text:p>0.228516</text:p>
          </table:table-cell>
          <table:table-cell table:number-columns-repeated="2" office:value-type="float" office:value="0.799666">
            <text:p>0.799666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001">
            <text:p>0.0001</text:p>
          </table:table-cell>
          <table:table-cell office:value-type="string">
            <text:p>{215,223,3}</text:p>
          </table:table-cell>
          <table:table-cell office:value-type="string">
            <text:p>{0.5,0.5,1}</text:p>
          </table:table-cell>
          <table:table-cell office:value-type="float" office:value="0.8">
            <text:p>0.8</text:p>
          </table:table-cell>
          <table:table-cell/>
          <table:table-cell office:value-type="string">
            <text:p>maxoutconvc01b</text:p>
          </table:table-cell>
          <table:table-cell office:value-type="float" office:value="48">
            <text:p>48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4">
          <table:table-cell office:value-type="float" office:value="1283">
            <text:p>1283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75781">
            <text:p>0.175781</text:p>
          </table:table-cell>
          <table:table-cell table:number-columns-repeated="2" office:value-type="float" office:value="0.838728">
            <text:p>0.838728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001">
            <text:p>0.0001</text:p>
          </table:table-cell>
          <table:table-cell office:value-type="string">
            <text:p>{216,224,3}</text:p>
          </table:table-cell>
          <table:table-cell office:value-type="string">
            <text:p>{0.5,0.5,1}</text:p>
          </table:table-cell>
          <table:table-cell office:value-type="float" office:value="0.8">
            <text:p>0.8</text:p>
          </table:table-cell>
          <table:table-cell/>
          <table:table-cell office:value-type="string">
            <text:p>maxoutconvc01b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4">
          <table:table-cell office:value-type="float" office:value="1286">
            <text:p>128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75781">
            <text:p>0.175781</text:p>
          </table:table-cell>
          <table:table-cell table:number-columns-repeated="2" office:value-type="float" office:value="0.838728">
            <text:p>0.838728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001">
            <text:p>0.0001</text:p>
          </table:table-cell>
          <table:table-cell office:value-type="string">
            <text:p>{218,226,3}</text:p>
          </table:table-cell>
          <table:table-cell office:value-type="string">
            <text:p>{0.5,0.5,1}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outconvc01b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4">
          <table:table-cell office:value-type="float" office:value="1290">
            <text:p>1290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62109">
            <text:p>0.162109</text:p>
          </table:table-cell>
          <table:table-cell table:number-columns-repeated="2" office:value-type="float" office:value="0.872209">
            <text:p>0.872209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001">
            <text:p>0.0001</text:p>
          </table:table-cell>
          <table:table-cell office:value-type="string">
            <text:p>{220,228,3}</text:p>
          </table:table-cell>
          <table:table-cell office:value-type="string">
            <text:p>{0.5,0.5,1}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outconvc01b</text:p>
          </table:table-cell>
          <table:table-cell office:value-type="float" office:value="64">
            <text:p>6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1001"/>
        </table:table-row>
        <table:table-row table:style-name="ro4">
          <table:table-cell office:value-type="float" office:value="1266">
            <text:p>1266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13281">
            <text:p>0.113281</text:p>
          </table:table-cell>
          <table:table-cell table:number-columns-repeated="2" office:value-type="float" office:value="0.897042">
            <text:p>0.897042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01">
            <text:p>0.001</text:p>
          </table:table-cell>
          <table:table-cell office:value-type="string">
            <text:p>{192,208,3}</text:p>
          </table:table-cell>
          <table:table-cell office:value-type="string">
            <text:p>{0.5,0.5,1}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outconvc01b</text:p>
          </table:table-cell>
          <table:table-cell office:value-type="float" office:value="96">
            <text:p>9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4">
          <table:table-cell office:value-type="float" office:value="1251">
            <text:p>125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11328">
            <text:p>0.111328</text:p>
          </table:table-cell>
          <table:table-cell table:number-columns-repeated="2" office:value-type="float" office:value="0.896484">
            <text:p>0.896484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001">
            <text:p>0.0001</text:p>
          </table:table-cell>
          <table:table-cell office:value-type="string">
            <text:p>{184,200,3}</text:p>
          </table:table-cell>
          <table:table-cell office:value-type="string">
            <text:p>{0.5,0.5,1}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outconvc01b</text:p>
          </table:table-cell>
          <table:table-cell office:value-type="float" office:value="64">
            <text:p>6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4">
          <table:table-cell office:value-type="float" office:value="1268">
            <text:p>126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11328">
            <text:p>0.111328</text:p>
          </table:table-cell>
          <table:table-cell table:number-columns-repeated="2" office:value-type="float" office:value="0.889787">
            <text:p>0.889787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01">
            <text:p>0.001</text:p>
          </table:table-cell>
          <table:table-cell office:value-type="string">
            <text:p>{193,209,3}</text:p>
          </table:table-cell>
          <table:table-cell office:value-type="string">
            <text:p>{0.5,0.5,1}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outconvc01b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4">
          <table:table-cell office:value-type="float" office:value="1269">
            <text:p>126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11328">
            <text:p>0.111328</text:p>
          </table:table-cell>
          <table:table-cell table:number-columns-repeated="2" office:value-type="float" office:value="0.889787">
            <text:p>0.889787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001">
            <text:p>0.0001</text:p>
          </table:table-cell>
          <table:table-cell office:value-type="string">
            <text:p>{193,209,3}</text:p>
          </table:table-cell>
          <table:table-cell office:value-type="string">
            <text:p>{0.5,0.5,1}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outconvc01b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4">
          <table:table-cell office:value-type="float" office:value="1264">
            <text:p>126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11328">
            <text:p>0.111328</text:p>
          </table:table-cell>
          <table:table-cell table:number-columns-repeated="2" office:value-type="float" office:value="0.893694">
            <text:p>0.893694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01">
            <text:p>0.001</text:p>
          </table:table-cell>
          <table:table-cell office:value-type="string">
            <text:p>{191,207,3}</text:p>
          </table:table-cell>
          <table:table-cell office:value-type="string">
            <text:p>{0.5,0.5,1}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outconvc01b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4">
          <table:table-cell office:value-type="float" office:value="1265">
            <text:p>126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11328">
            <text:p>0.111328</text:p>
          </table:table-cell>
          <table:table-cell table:number-columns-repeated="2" office:value-type="float" office:value="0.893694">
            <text:p>0.893694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001">
            <text:p>0.0001</text:p>
          </table:table-cell>
          <table:table-cell office:value-type="string">
            <text:p>{191,207,3}</text:p>
          </table:table-cell>
          <table:table-cell office:value-type="string">
            <text:p>{0.5,0.5,1}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outconvc01b</text:p>
          </table:table-cell>
          <table:table-cell office:value-type="float" office:value="96">
            <text:p>9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1"/>
        </table:table-row>
        <table:table-row table:style-name="ro4">
          <table:table-cell office:value-type="float" office:value="1292">
            <text:p>129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109375">
            <text:p>0.109375</text:p>
          </table:table-cell>
          <table:table-cell table:number-columns-repeated="2" office:value-type="float" office:value="0.886997">
            <text:p>0.886997</text:p>
          </table:table-cell>
          <table:table-cell office:value-type="float" office:value="8">
            <text:p>8</text:p>
          </table:table-cell>
          <table:table-cell office:value-type="float" office:value="0.5">
            <text:p>0.5</text:p>
          </table:table-cell>
          <table:table-cell office:value-type="float" office:value="0.0001">
            <text:p>0.0001</text:p>
          </table:table-cell>
          <table:table-cell office:value-type="string">
            <text:p>{221,229,3}</text:p>
          </table:table-cell>
          <table:table-cell office:value-type="string">
            <text:p>{0.5,0.5,1}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axoutconvc01b</text:p>
          </table:table-cell>
          <table:table-cell office:value-type="float" office:value="64">
            <text:p>64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05">
            <text:p>0.0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100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1" office:value-type="string" table:number-columns-spanned="16" table:number-rows-spanned="1">
            <text:p>SQL Query used to generate above Table</text:p>
          </table:table-cell>
          <table:covered-table-cell table:number-columns-repeated="15"/>
          <table:table-cell table:number-columns-repeated="1008"/>
        </table:table-row>
        <table:table-row table:style-name="ro4">
          <table:table-cell table:style-name="ce4" office:value-type="string" table:number-columns-spanned="16" table:number-rows-spanned="35">
            <text:p>SELECT <text:tab/>a.config_id, b.epoch_count AS epoch, j.epoch_count AS end, b.channel_value AS accuracy, j.channel_value AS final_accuracy, </text:p>
            <text:p><text:tab/>k.channel_value AS train_error, l.channel_value AS final_train_error, a.batch_size, a.init_momentum, a.learning_rate, a.layer_array, </text:p>
            <text:p><text:tab/>a.dropout_include_probs, a.dropout_input_include_prob, a.dropout_input_scale, a.weight_decay, a.ext_array,</text:p>
            <text:p><text:tab/>m.*</text:p>
            <text:p>FROM <text:tab/>hps2.config_mlp_sgd_mb_ec AS a,</text:p>
            <text:p><text:tab/>(</text:p>
            <text:p><text:tab/><text:tab/>SELECT config_id, epoch_count, channel_value, rank()</text:p>
            <text:p><text:tab/><text:tab/><text:tab/>OVER (PARTITION BY config_id ORDER BY channel_value DESC, epoch_count ASC)</text:p>
            <text:p><text:tab/><text:tab/>FROM hps2.training_log</text:p>
            <text:p><text:tab/><text:tab/>WHERE channel_name = 'Validation Classification Accuracy'</text:p>
            <text:p><text:tab/>) AS b, </text:p>
            <text:p><text:tab/>(</text:p>
            <text:p><text:tab/><text:tab/>SELECT config_id, epoch_count, channel_value, rank()</text:p>
            <text:p><text:tab/><text:tab/><text:tab/>OVER (PARTITION BY config_id ORDER BY epoch_count DESC)</text:p>
            <text:p><text:tab/><text:tab/>FROM hps2.training_log</text:p>
            <text:p><text:tab/><text:tab/>WHERE channel_name = 'Validation Classification Accuracy'</text:p>
            <text:p><text:tab/>) AS j, </text:p>
            <text:p><text:tab/>(</text:p>
            <text:p><text:tab/><text:tab/>SELECT config_id, epoch_count, channel_value, rank()</text:p>
            <text:p><text:tab/><text:tab/><text:tab/>OVER (PARTITION BY config_id ORDER BY epoch_count DESC)</text:p>
            <text:p><text:tab/><text:tab/>FROM hps2.training_log</text:p>
            <text:p><text:tab/><text:tab/>WHERE channel_name = 'train_output_misclass'</text:p>
            <text:p><text:tab/>) AS l, hps2.training_log AS k, hps2.layer_maxoutconvc01b AS m</text:p>
            <text:p>WHERE <text:s/>a.config_id = b.config_id AND b.rank = 1 <text:s/>AND a.layer_array[1] = m.layer_id</text:p>
            <text:p><text:tab/>AND a.config_id = k.config_id AND k.channel_name = 'train_output_misclass' AND k.epoch_count = b.epoch_count </text:p>
            <text:p><text:tab/>AND a.config_id = j.config_id AND j.rank = 1 AND a.config_id = l.config_id AND l.rank = 1</text:p>
            <text:p><text:tab/>AND dataset_name = 'Emotion Recognition'</text:p>
            <text:p>ORDER BY accuracy DESC</text:p>
          </table:table-cell>
          <table:covered-table-cell table:number-columns-repeated="15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>
          <table:covered-table-cell table:number-columns-repeated="16"/>
          <table:table-cell table:number-columns-repeated="1008"/>
        </table:table-row>
        <table:table-row table:style-name="ro4" table:number-rows-repeated="104850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1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21T15:35:55</dc:date>
    <dc:creator>Nicholas Leonard</dc:creator>
    <meta:generator>LibreOffice/3.5$Linux_X86_64 LibreOffice_project/350m1$Build-2</meta:generator>
    <meta:editing-duration>PT14M29S</meta:editing-duration>
    <meta:editing-cycles>4</meta:editing-cycles>
    <meta:document-statistic meta:table-count="1" meta:cell-count="730" meta:object-count="0"/>
  </office:meta>
</office:document-meta>
</file>